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1in" fo:break-before="auto" style:use-optimal-row-height="true"/>
    </style:style>
    <style:style style:name="ro83" style:family="table-row">
      <style:table-row-properties style:row-height="1.3634in" fo:break-before="auto" style:use-optimal-row-height="false"/>
    </style:style>
    <style:style style:name="ro84" style:family="table-row">
      <style:table-row-properties style:row-height="1.5091in" fo:break-before="auto" style:use-optimal-row-height="true"/>
    </style:style>
    <style:style style:name="ro85" style:family="table-row">
      <style:table-row-properties style:row-height="1.3291in" fo:break-before="auto" style:use-optimal-row-height="true"/>
    </style:style>
    <style:style style:name="ro86" style:family="table-row">
      <style:table-row-properties style:row-height="1.8925in" fo:break-before="auto" style:use-optimal-row-height="true"/>
    </style:style>
    <style:style style:name="ro87" style:family="table-row">
      <style:table-row-properties style:row-height="0.8362in" fo:break-before="auto" style:use-optimal-row-height="false"/>
    </style:style>
    <style:style style:name="ro88" style:family="table-row">
      <style:table-row-properties style:row-height="1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7" style:family="table-cell" style:parent-style-name="Default" style:data-style-name="N0">
      <style:table-cell-properties fo:background-color="#ffff66"/>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2">
            <text:p>362</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9"/>
        <table:table-column table:style-name="co54" table:default-cell-style-name="ce99"/>
        <table:table-column table:style-name="co55" table:default-cell-style-name="ce99"/>
        <table:table-column table:style-name="co56" table:default-cell-style-name="ce99"/>
        <table:table-column table:style-name="co57" table:default-cell-style-name="ce99"/>
        <table:table-column table:style-name="co58" table:default-cell-style-name="ce99"/>
        <table:table-column table:style-name="co59" table:default-cell-style-name="ce99"/>
        <table:table-column table:style-name="co60" table:default-cell-style-name="ce99"/>
        <table:table-column table:style-name="co61" table:default-cell-style-name="ce99"/>
        <table:table-column table:style-name="co62" table:default-cell-style-name="ce99"/>
        <table:table-column table:style-name="co63" table:default-cell-style-name="ce99"/>
        <table:table-column table:style-name="co64" table:default-cell-style-name="ce99"/>
        <table:table-column table:style-name="co65" table:visibility="collapse" table:number-columns-repeated="5" table:default-cell-style-name="ce99"/>
        <table:table-column table:style-name="co66" table:default-cell-style-name="ce99"/>
        <table:table-column table:style-name="co67" table:default-cell-style-name="ce99"/>
        <table:table-column table:style-name="co24" table:default-cell-style-name="ce99"/>
        <table:table-column table:style-name="co65" table:number-columns-repeated="1002" table:default-cell-style-name="ce99"/>
        <table:table-column table:style-name="co65"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83">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10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4">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10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5">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6">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6" office:value-type="string">
            <text:p>CCE010_DoUn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6">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7" office:value-type="string">
            <text:p>CCE013</text:p>
          </table:table-cell>
          <table:table-cell table:style-name="ce100"/>
          <table:table-cell table:style-name="ce97" office:value-type="string">
            <text:p>DO / Undo / Redo – Update Set</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106" table:number-columns-repeated="5"/>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106" table:number-columns-repeated="1002"/>
          <table:table-cell table:style-name="ce107" table:number-columns-repeated="2"/>
        </table:table-row>
        <table:table-row table:style-name="ro57">
          <table:table-cell table:style-name="ce96" office:value-type="string">
            <text:p>CCE014_DoUn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16_DoUn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7">
          <table:table-cell table:style-name="ce98" office:value-type="string">
            <text:p>CCE018_DoCutAttachment</text:p>
          </table:table-cell>
          <table:table-cell table:style-name="ce63" office:value-type="string">
            <text:p>L0</text:p>
          </table:table-cell>
          <table:table-cell table:style-name="ce98" office:value-type="string">
            <text:p>Do / Undo / Redo – Cut Attachment</text:p>
          </table:table-cell>
          <table:table-cell table:style-name="ce63"/>
          <table:table-cell table:style-name="ce103" office:value-type="string">
            <text:p>1. Login to channels with valid credentials</text:p>
            <text:p>2. Click on the Information Sharing Model Link</text:p>
            <text:p/>
          </table:table-cell>
          <table:table-cell table:style-name="ce98"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8" office:value-type="string">
            <text:p>CCE028_DoUndoRedoTransferJobs</text:p>
          </table:table-cell>
          <table:table-cell table:style-name="ce63" office:value-type="string">
            <text:p>L0</text:p>
          </table:table-cell>
          <table:table-cell table:style-name="ce98" office:value-type="string">
            <text:p>Do / Undo / Redo – Transfer Job</text:p>
          </table:table-cell>
          <table:table-cell table:style-name="ce63"/>
          <table:table-cell table:style-name="ce103"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8"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98" office:value-type="string">
            <text:p>CCE030_DoUn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8"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97" office:value-type="string">
            <text:p>CCE031</text:p>
          </table:table-cell>
          <table:table-cell table:style-name="ce100"/>
          <table:table-cell table:style-name="ce97" office:value-type="string">
            <text:p>Do / Undo / Redo – Create Entity</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19">
          <table:table-cell table:style-name="ce97" office:value-type="string">
            <text:p>CCE032</text:p>
          </table:table-cell>
          <table:table-cell table:style-name="ce100"/>
          <table:table-cell table:style-name="ce97" office:value-type="string">
            <text:p>Do/ Undo / Redo – Update Add</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19">
          <table:table-cell table:style-name="ce97" office:value-type="string">
            <text:p>CCE033</text:p>
          </table:table-cell>
          <table:table-cell table:style-name="ce100"/>
          <table:table-cell table:style-name="ce97" office:value-type="string">
            <text:p>Do / Undo / Redo – Update Move</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19">
          <table:table-cell table:style-name="ce97" office:value-type="string">
            <text:p>CCE034</text:p>
          </table:table-cell>
          <table:table-cell table:style-name="ce100"/>
          <table:table-cell table:style-name="ce97" office:value-type="string">
            <text:p>Do / Undo / Redo – Update Remove</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2">12/12/2011</text:date>, <text:time>12:39: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2T12:39:01.24</dc:date>
    <meta:editing-cycles>2966</meta:editing-cycles>
    <meta:editing-duration>PT219H46M27S</meta:editing-duration>
    <meta:document-statistic meta:table-count="18" meta:cell-count="9610" meta:object-count="0"/>
  </office:meta>
</office:document-meta>
</file>